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9493in" style:rel-column-width="58251*"/>
    </style:style>
    <style:style style:name="Table1.B" style:family="table-column">
      <style:table-column-properties style:column-width="0.7438in" style:rel-column-width="7284*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5.9493in" style:rel-column-width="58251*"/>
    </style:style>
    <style:style style:name="Table2.B" style:family="table-column">
      <style:table-column-properties style:column-width="0.7438in" style:rel-column-width="7284*"/>
    </style:style>
    <style:style style:name="Table2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033295" officeooo:paragraph-rsid="0003329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3295" officeooo:paragraph-rsid="0003329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3295" officeooo:paragraph-rsid="0003329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33295" officeooo:paragraph-rsid="0003329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ed09" officeooo:paragraph-rsid="0004ed0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4ed09"/>
    </style:style>
    <style:style style:name="P7" style:family="paragraph" style:parent-style-name="Standard">
      <style:paragraph-properties fo:text-align="start" style:justify-single-word="false"/>
      <style:text-properties officeooo:rsid="0004ed09" officeooo:paragraph-rsid="0004ed09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33295" officeooo:paragraph-rsid="00033295" style:font-weight-asian="normal" style:font-weight-complex="normal"/>
    </style:style>
    <style:style style:name="P11" style:family="paragraph" style:parent-style-name="Table_20_index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5e27b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ym Derriman</text:p>
      <text:p text:style-name="P1">&lt;LabName&gt;</text:p>
      <text:p text:style-name="P1">&lt;Date&gt;</text:p>
      <text:p text:style-name="P1"/>
      <text:p text:style-name="P2">TITLE</text:p>
      <text:p text:style-name="P3"/>
      <text:p text:style-name="P3">INTRODUCTION</text:p>
      <text:p text:style-name="P3"><text:span text:style-name="T1"/></text:p>
      <text:p text:style-name="P4">Put intro here.</text:p>
      <text:p text:style-name="P3"><text:span text:style-name="T1"/></text:p>
      <text:p text:style-name="P3">BACKGROUND</text:p>
      <text:p text:style-name="P4"/>
      <text:p text:style-name="P4">Put foundation here.</text:p>
      <text:p text:style-name="P5">Number equations by typing ```fn + f3key```. That’s the letters f+n, not the function key. See below<text:span text:style-name="T2">[1]</text:span>.</text:p>
      <text:p text:style-name="P5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8"><draw:frame draw:style-name="fr1" draw:name="Object1" text:anchor-type="as-char" svg:width="0.5161in" svg:height="0.209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6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8"><draw:frame draw:style-name="fr1" draw:name="Object2" text:anchor-type="as-char" svg:width="0.5161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9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6"/>
      <text:p text:style-name="P7">Import equations with: Insert – OLE Object – OLE Object… - create from file.</text:p>
      <text:p text:style-name="P4"/>
      <text:p text:style-name="P3">PROCEDURE</text:p>
      <text:p text:style-name="P4"/>
      <text:p text:style-name="P4">Put steps taken here.</text:p>
      <text:p text:style-name="P4"/>
      <text:p text:style-name="P3">RESULTS AND DISCUSSION</text:p>
      <text:p text:style-name="P4"/>
      <text:p text:style-name="P4">Present findings.</text:p>
      <text:p text:style-name="P4"/>
      <text:p text:style-name="P3">CONCLUSION</text:p>
      <text:p text:style-name="P4"/>
      <text:p text:style-name="P4">Sum it up. Establish relevance.</text:p>
      <text:p text:style-name="P4"/>
      <text:p text:style-name="P3">REFERENCES</text:p>
      <text:p text:style-name="P4"/>
      <text:p text:style-name="P4">Numbered references.</text:p>
      <text:p text:style-name="P4"/>
      <text:p text:style-name="P4"/>
      <text:p text:style-name="P4"/>
      <text:table-index text:style-name="Sect1" text:protected="true" text:name="Index of Tables1">
        <text:table-index-source text:caption-sequence-name="Text" text:caption-sequence-format="text">
          <text:index-title-template text:style-name="Table_20_index_20_heading">Table of Equations</text:index-title-template>
          <text:table-index-entry-template text:style-name="Table_20_index_20_1">
            <text:index-entry-link-start text:style-name="Index_20_Link"/>
            <text:index-entry-span>Equations</text:index-entry-span>
            <text:index-entry-text/>
            <text:index-entry-tab-stop style:type="right" style:leader-char="."/>
            <text:index-entry-page-number/>
            <text:index-entry-link-end/>
          </text:table-index-entry-template>
        </text:table-index-source>
        <text:index-body>
          <text:index-title text:style-name="Sect1" text:name="Index of Tables1_Head" text:protected="true">
            <text:p text:style-name="Table_20_index_20_heading">Table of Equations</text:p>
          </text:index-title>
          <text:p text:style-name="P11"><text:a xlink:type="simple" xlink:href="#Text!0%7Csequence" text:style-name="Index_20_Link" text:visited-style-name="Index_20_Link">Equations(1)<text:tab/>1</text:a></text:p>
          <text:p text:style-name="P11"><text:a xlink:type="simple" xlink:href="#Text!1%7Csequence" text:style-name="Index_20_Link" text:visited-style-name="Index_20_Link">Equations(2)<text:tab/>1</text:a></text:p>
        </text:index-body>
      </text:table-index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class="extra"/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rmula" style:family="graphic">
      <style:graphic-properties text:anchor-type="as-char" svg:y="0in" style:vertical-pos="middle" style:vertical-rel="text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7:28:07.275499971</meta:creation-date>
    <meta:generator>LibreOffice/24.2.6.2$Linux_X86_64 LibreOffice_project/420$Build-2</meta:generator>
    <dc:date>2024-10-21T17:46:54.045563829</dc:date>
    <meta:editing-duration>PT16M22S</meta:editing-duration>
    <meta:editing-cycles>3</meta:editing-cycles>
    <meta:document-statistic meta:table-count="2" meta:image-count="0" meta:object-count="2" meta:page-count="1" meta:paragraph-count="25" meta:word-count="70" meta:character-count="461" meta:non-whitespace-character-count="412"/>
  </office:meta>
</office:document-meta>
</file>

<file path=Object 1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2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